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List1" table:style-name="ta1">
        <table:shapes>
          <draw:frame draw:z-index="0" draw:style-name="gr1" svg:width="30.784cm" svg:height="18.566cm" svg:x="36.448cm" svg:y="8.794cm">
            <draw:object draw:notify-on-update-of-ranges="List1.A6:List1.A6 List1.B6:List1.AZ6 List1.A7:List1.A7 List1.B7:List1.AZ7 List1.A8:List1.A8 List1.B8:List1.AZ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0.243cm" svg:height="21.066cm" svg:x="68.067cm" svg:y="8.72cm">
            <draw:object draw:notify-on-update-of-ranges="List1.A10:List1.A10 List1.B10:List1.AZ10 List1.A11:List1.A11 List1.B11:List1.AZ11 List1.A12:List1.A12 List1.B12:List1.AZ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6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" office:value-type="float" office:value="7">
            <text:p>7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2">
            <text:p>12</text:p>
          </table:table-cell>
          <table:table-cell table:number-columns-repeated="6"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6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14" office:value-type="float" office:value="18">
            <text:p>18</text:p>
          </table:table-cell>
          <table:table-cell table:number-columns-repeated="4" office:value-type="float" office:value="19">
            <text:p>19</text:p>
          </table:table-cell>
          <table:table-cell/>
        </table:table-row>
        <table:table-row table:style-name="ro1" table:number-rows-repeated="2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[.A2]/50" office:value-type="float" office:value="0">
            <text:p>0</text:p>
          </table:table-cell>
          <table:table-cell table:formula="of:=[.B2]/50" office:value-type="float" office:value="0">
            <text:p>0</text:p>
          </table:table-cell>
          <table:table-cell table:formula="of:=[.C2]/50" office:value-type="float" office:value="0">
            <text:p>0</text:p>
          </table:table-cell>
          <table:table-cell table:formula="of:=[.D2]/50" office:value-type="float" office:value="0">
            <text:p>0</text:p>
          </table:table-cell>
          <table:table-cell table:formula="of:=[.E2]/50" office:value-type="float" office:value="0">
            <text:p>0</text:p>
          </table:table-cell>
          <table:table-cell table:formula="of:=[.F2]/50" office:value-type="float" office:value="0.02">
            <text:p>0.02</text:p>
          </table:table-cell>
          <table:table-cell table:formula="of:=[.G2]/50" office:value-type="float" office:value="0.02">
            <text:p>0.02</text:p>
          </table:table-cell>
          <table:table-cell table:formula="of:=[.H2]/50" office:value-type="float" office:value="0.02">
            <text:p>0.02</text:p>
          </table:table-cell>
          <table:table-cell table:formula="of:=[.I2]/50" office:value-type="float" office:value="0.02">
            <text:p>0.02</text:p>
          </table:table-cell>
          <table:table-cell table:formula="of:=[.J2]/50" office:value-type="float" office:value="0.02">
            <text:p>0.02</text:p>
          </table:table-cell>
          <table:table-cell table:formula="of:=[.K2]/50" office:value-type="float" office:value="0.02">
            <text:p>0.02</text:p>
          </table:table-cell>
          <table:table-cell table:formula="of:=[.L2]/50" office:value-type="float" office:value="0.04">
            <text:p>0.04</text:p>
          </table:table-cell>
          <table:table-cell table:formula="of:=[.M2]/50" office:value-type="float" office:value="0.06">
            <text:p>0.06</text:p>
          </table:table-cell>
          <table:table-cell table:formula="of:=[.N2]/50" office:value-type="float" office:value="0.06">
            <text:p>0.06</text:p>
          </table:table-cell>
          <table:table-cell table:formula="of:=[.O2]/50" office:value-type="float" office:value="0.06">
            <text:p>0.06</text:p>
          </table:table-cell>
          <table:table-cell table:formula="of:=[.P2]/50" office:value-type="float" office:value="0.06">
            <text:p>0.06</text:p>
          </table:table-cell>
          <table:table-cell table:formula="of:=[.Q2]/50" office:value-type="float" office:value="0.08">
            <text:p>0.08</text:p>
          </table:table-cell>
          <table:table-cell table:formula="of:=[.R2]/50" office:value-type="float" office:value="0.08">
            <text:p>0.08</text:p>
          </table:table-cell>
          <table:table-cell table:formula="of:=[.S2]/50" office:value-type="float" office:value="0.08">
            <text:p>0.08</text:p>
          </table:table-cell>
          <table:table-cell table:formula="of:=[.T2]/50" office:value-type="float" office:value="0.08">
            <text:p>0.08</text:p>
          </table:table-cell>
          <table:table-cell table:formula="of:=[.U2]/50" office:value-type="float" office:value="0.1">
            <text:p>0.1</text:p>
          </table:table-cell>
          <table:table-cell table:formula="of:=[.V2]/50" office:value-type="float" office:value="0.1">
            <text:p>0.1</text:p>
          </table:table-cell>
          <table:table-cell table:formula="of:=[.W2]/50" office:value-type="float" office:value="0.1">
            <text:p>0.1</text:p>
          </table:table-cell>
          <table:table-cell table:formula="of:=[.X2]/50" office:value-type="float" office:value="0.1">
            <text:p>0.1</text:p>
          </table:table-cell>
          <table:table-cell table:formula="of:=[.Y2]/50" office:value-type="float" office:value="0.1">
            <text:p>0.1</text:p>
          </table:table-cell>
          <table:table-cell table:formula="of:=[.Z2]/50" office:value-type="float" office:value="0.1">
            <text:p>0.1</text:p>
          </table:table-cell>
          <table:table-cell table:formula="of:=[.AA2]/50" office:value-type="float" office:value="0.12">
            <text:p>0.12</text:p>
          </table:table-cell>
          <table:table-cell table:formula="of:=[.AB2]/50" office:value-type="float" office:value="0.12">
            <text:p>0.12</text:p>
          </table:table-cell>
          <table:table-cell table:formula="of:=[.AC2]/50" office:value-type="float" office:value="0.14">
            <text:p>0.14</text:p>
          </table:table-cell>
          <table:table-cell table:formula="of:=[.AD2]/50" office:value-type="float" office:value="0.14">
            <text:p>0.14</text:p>
          </table:table-cell>
          <table:table-cell table:formula="of:=[.AE2]/50" office:value-type="float" office:value="0.14">
            <text:p>0.14</text:p>
          </table:table-cell>
          <table:table-cell table:formula="of:=[.AF2]/50" office:value-type="float" office:value="0.14">
            <text:p>0.14</text:p>
          </table:table-cell>
          <table:table-cell table:formula="of:=[.AG2]/50" office:value-type="float" office:value="0.14">
            <text:p>0.14</text:p>
          </table:table-cell>
          <table:table-cell table:formula="of:=[.AH2]/50" office:value-type="float" office:value="0.14">
            <text:p>0.14</text:p>
          </table:table-cell>
          <table:table-cell table:formula="of:=[.AI2]/50" office:value-type="float" office:value="0.14">
            <text:p>0.14</text:p>
          </table:table-cell>
          <table:table-cell table:formula="of:=[.AJ2]/50" office:value-type="float" office:value="0.14">
            <text:p>0.14</text:p>
          </table:table-cell>
          <table:table-cell table:formula="of:=[.AK2]/50" office:value-type="float" office:value="0.14">
            <text:p>0.14</text:p>
          </table:table-cell>
          <table:table-cell table:formula="of:=[.AL2]/50" office:value-type="float" office:value="0.14">
            <text:p>0.14</text:p>
          </table:table-cell>
          <table:table-cell table:formula="of:=[.AM2]/50" office:value-type="float" office:value="0.14">
            <text:p>0.14</text:p>
          </table:table-cell>
          <table:table-cell table:formula="of:=[.AN2]/50" office:value-type="float" office:value="0.14">
            <text:p>0.14</text:p>
          </table:table-cell>
          <table:table-cell table:formula="of:=[.AO2]/50" office:value-type="float" office:value="0.14">
            <text:p>0.14</text:p>
          </table:table-cell>
          <table:table-cell table:formula="of:=[.AP2]/50" office:value-type="float" office:value="0.14">
            <text:p>0.14</text:p>
          </table:table-cell>
          <table:table-cell table:formula="of:=[.AQ2]/50" office:value-type="float" office:value="0.14">
            <text:p>0.14</text:p>
          </table:table-cell>
          <table:table-cell table:formula="of:=[.AR2]/50" office:value-type="float" office:value="0.14">
            <text:p>0.14</text:p>
          </table:table-cell>
          <table:table-cell table:formula="of:=[.AS2]/50" office:value-type="float" office:value="0.14">
            <text:p>0.14</text:p>
          </table:table-cell>
          <table:table-cell table:formula="of:=[.AT2]/50" office:value-type="float" office:value="0.14">
            <text:p>0.14</text:p>
          </table:table-cell>
          <table:table-cell table:formula="of:=[.AU2]/50" office:value-type="float" office:value="0.14">
            <text:p>0.14</text:p>
          </table:table-cell>
          <table:table-cell table:formula="of:=[.AV2]/50" office:value-type="float" office:value="0.14">
            <text:p>0.14</text:p>
          </table:table-cell>
          <table:table-cell table:formula="of:=[.AW2]/50" office:value-type="float" office:value="0.14">
            <text:p>0.14</text:p>
          </table:table-cell>
          <table:table-cell table:formula="of:=[.AX2]/50" office:value-type="float" office:value="0.14">
            <text:p>0.14</text:p>
          </table:table-cell>
          <table:table-cell table:formula="of:=[.AY2]/50" office:value-type="float" office:value="0.14">
            <text:p>0.14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[.A3]/50" office:value-type="float" office:value="0">
            <text:p>0</text:p>
          </table:table-cell>
          <table:table-cell table:formula="of:=[.B3]/50" office:value-type="float" office:value="0">
            <text:p>0</text:p>
          </table:table-cell>
          <table:table-cell table:formula="of:=[.C3]/50" office:value-type="float" office:value="0">
            <text:p>0</text:p>
          </table:table-cell>
          <table:table-cell table:formula="of:=[.D3]/50" office:value-type="float" office:value="0">
            <text:p>0</text:p>
          </table:table-cell>
          <table:table-cell table:formula="of:=[.E3]/50" office:value-type="float" office:value="0.04">
            <text:p>0.04</text:p>
          </table:table-cell>
          <table:table-cell table:formula="of:=[.F3]/50" office:value-type="float" office:value="0.06">
            <text:p>0.06</text:p>
          </table:table-cell>
          <table:table-cell table:formula="of:=[.G3]/50" office:value-type="float" office:value="0.1">
            <text:p>0.1</text:p>
          </table:table-cell>
          <table:table-cell table:formula="of:=[.H3]/50" office:value-type="float" office:value="0.14">
            <text:p>0.14</text:p>
          </table:table-cell>
          <table:table-cell table:formula="of:=[.I3]/50" office:value-type="float" office:value="0.14">
            <text:p>0.14</text:p>
          </table:table-cell>
          <table:table-cell table:formula="of:=[.J3]/50" office:value-type="float" office:value="0.18">
            <text:p>0.18</text:p>
          </table:table-cell>
          <table:table-cell table:formula="of:=[.K3]/50" office:value-type="float" office:value="0.2">
            <text:p>0.2</text:p>
          </table:table-cell>
          <table:table-cell table:formula="of:=[.L3]/50" office:value-type="float" office:value="0.2">
            <text:p>0.2</text:p>
          </table:table-cell>
          <table:table-cell table:formula="of:=[.M3]/50" office:value-type="float" office:value="0.2">
            <text:p>0.2</text:p>
          </table:table-cell>
          <table:table-cell table:formula="of:=[.N3]/50" office:value-type="float" office:value="0.22">
            <text:p>0.22</text:p>
          </table:table-cell>
          <table:table-cell table:formula="of:=[.O3]/50" office:value-type="float" office:value="0.24">
            <text:p>0.24</text:p>
          </table:table-cell>
          <table:table-cell table:formula="of:=[.P3]/50" office:value-type="float" office:value="0.24">
            <text:p>0.24</text:p>
          </table:table-cell>
          <table:table-cell table:formula="of:=[.Q3]/50" office:value-type="float" office:value="0.26">
            <text:p>0.26</text:p>
          </table:table-cell>
          <table:table-cell table:formula="of:=[.R3]/50" office:value-type="float" office:value="0.26">
            <text:p>0.26</text:p>
          </table:table-cell>
          <table:table-cell table:formula="of:=[.S3]/50" office:value-type="float" office:value="0.26">
            <text:p>0.26</text:p>
          </table:table-cell>
          <table:table-cell table:formula="of:=[.T3]/50" office:value-type="float" office:value="0.26">
            <text:p>0.26</text:p>
          </table:table-cell>
          <table:table-cell table:formula="of:=[.U3]/50" office:value-type="float" office:value="0.26">
            <text:p>0.26</text:p>
          </table:table-cell>
          <table:table-cell table:formula="of:=[.V3]/50" office:value-type="float" office:value="0.26">
            <text:p>0.26</text:p>
          </table:table-cell>
          <table:table-cell table:formula="of:=[.W3]/50" office:value-type="float" office:value="0.28">
            <text:p>0.28</text:p>
          </table:table-cell>
          <table:table-cell table:formula="of:=[.X3]/50" office:value-type="float" office:value="0.3">
            <text:p>0.3</text:p>
          </table:table-cell>
          <table:table-cell table:formula="of:=[.Y3]/50" office:value-type="float" office:value="0.3">
            <text:p>0.3</text:p>
          </table:table-cell>
          <table:table-cell table:formula="of:=[.Z3]/50" office:value-type="float" office:value="0.3">
            <text:p>0.3</text:p>
          </table:table-cell>
          <table:table-cell table:formula="of:=[.AA3]/50" office:value-type="float" office:value="0.3">
            <text:p>0.3</text:p>
          </table:table-cell>
          <table:table-cell table:formula="of:=[.AB3]/50" office:value-type="float" office:value="0.3">
            <text:p>0.3</text:p>
          </table:table-cell>
          <table:table-cell table:formula="of:=[.AC3]/50" office:value-type="float" office:value="0.3">
            <text:p>0.3</text:p>
          </table:table-cell>
          <table:table-cell table:formula="of:=[.AD3]/50" office:value-type="float" office:value="0.32">
            <text:p>0.32</text:p>
          </table:table-cell>
          <table:table-cell table:formula="of:=[.AE3]/50" office:value-type="float" office:value="0.32">
            <text:p>0.32</text:p>
          </table:table-cell>
          <table:table-cell table:formula="of:=[.AF3]/50" office:value-type="float" office:value="0.32">
            <text:p>0.32</text:p>
          </table:table-cell>
          <table:table-cell table:formula="of:=[.AG3]/50" office:value-type="float" office:value="0.34">
            <text:p>0.34</text:p>
          </table:table-cell>
          <table:table-cell table:formula="of:=[.AH3]/50" office:value-type="float" office:value="0.36">
            <text:p>0.36</text:p>
          </table:table-cell>
          <table:table-cell table:formula="of:=[.AI3]/50" office:value-type="float" office:value="0.36">
            <text:p>0.36</text:p>
          </table:table-cell>
          <table:table-cell table:formula="of:=[.AJ3]/50" office:value-type="float" office:value="0.36">
            <text:p>0.36</text:p>
          </table:table-cell>
          <table:table-cell table:formula="of:=[.AK3]/50" office:value-type="float" office:value="0.36">
            <text:p>0.36</text:p>
          </table:table-cell>
          <table:table-cell table:formula="of:=[.AL3]/50" office:value-type="float" office:value="0.36">
            <text:p>0.36</text:p>
          </table:table-cell>
          <table:table-cell table:formula="of:=[.AM3]/50" office:value-type="float" office:value="0.36">
            <text:p>0.36</text:p>
          </table:table-cell>
          <table:table-cell table:formula="of:=[.AN3]/50" office:value-type="float" office:value="0.36">
            <text:p>0.36</text:p>
          </table:table-cell>
          <table:table-cell table:formula="of:=[.AO3]/50" office:value-type="float" office:value="0.36">
            <text:p>0.36</text:p>
          </table:table-cell>
          <table:table-cell table:formula="of:=[.AP3]/50" office:value-type="float" office:value="0.36">
            <text:p>0.36</text:p>
          </table:table-cell>
          <table:table-cell table:formula="of:=[.AQ3]/50" office:value-type="float" office:value="0.36">
            <text:p>0.36</text:p>
          </table:table-cell>
          <table:table-cell table:formula="of:=[.AR3]/50" office:value-type="float" office:value="0.36">
            <text:p>0.36</text:p>
          </table:table-cell>
          <table:table-cell table:formula="of:=[.AS3]/50" office:value-type="float" office:value="0.36">
            <text:p>0.36</text:p>
          </table:table-cell>
          <table:table-cell table:formula="of:=[.AT3]/50" office:value-type="float" office:value="0.36">
            <text:p>0.36</text:p>
          </table:table-cell>
          <table:table-cell table:formula="of:=[.AU3]/50" office:value-type="float" office:value="0.36">
            <text:p>0.36</text:p>
          </table:table-cell>
          <table:table-cell table:formula="of:=[.AV3]/50" office:value-type="float" office:value="0.38">
            <text:p>0.38</text:p>
          </table:table-cell>
          <table:table-cell table:formula="of:=[.AW3]/50" office:value-type="float" office:value="0.38">
            <text:p>0.38</text:p>
          </table:table-cell>
          <table:table-cell table:formula="of:=[.AX3]/50" office:value-type="float" office:value="0.38">
            <text:p>0.38</text:p>
          </table:table-cell>
          <table:table-cell table:formula="of:=[.AY3]/50" office:value-type="float" office:value="0.38">
            <text:p>0.38</text:p>
          </table:table-cell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Ramped half-and-half</text:p>
          </table:table-cell>
          <table:table-cell table:formula="of:=500*(1+[.B6])*CEILING(LN(0.01)/LN(1-[.B7]);1)" office:value-type="float" office:value="0">
            <text:p>#DIV/0!</text:p>
          </table:table-cell>
          <table:table-cell table:formula="of:=500*(1+[.C6])*CEILING(LN(0.01)/LN(1-[.C7]);1)" office:value-type="float" office:value="0">
            <text:p>#DIV/0!</text:p>
          </table:table-cell>
          <table:table-cell table:formula="of:=500*(1+[.D6])*CEILING(LN(0.01)/LN(1-[.D7]);1)" office:value-type="float" office:value="0">
            <text:p>#DIV/0!</text:p>
          </table:table-cell>
          <table:table-cell table:formula="of:=500*(1+[.E6])*CEILING(LN(0.01)/LN(1-[.E7]);1)" office:value-type="float" office:value="0">
            <text:p>#DIV/0!</text:p>
          </table:table-cell>
          <table:table-cell table:formula="of:=500*(1+[.F6])*CEILING(LN(0.01)/LN(1-[.F7]);1)" office:value-type="float" office:value="0">
            <text:p>#DIV/0!</text:p>
          </table:table-cell>
          <table:table-cell table:formula="of:=500*(1+[.G6])*CEILING(LN(0.01)/LN(1-[.G7]);1)" office:value-type="float" office:value="684000">
            <text:p>684000</text:p>
          </table:table-cell>
          <table:table-cell table:formula="of:=500*(1+[.H6])*CEILING(LN(0.01)/LN(1-[.H7]);1)" office:value-type="float" office:value="798000">
            <text:p>798000</text:p>
          </table:table-cell>
          <table:table-cell table:formula="of:=500*(1+[.I6])*CEILING(LN(0.01)/LN(1-[.I7]);1)" office:value-type="float" office:value="912000">
            <text:p>912000</text:p>
          </table:table-cell>
          <table:table-cell table:formula="of:=500*(1+[.J6])*CEILING(LN(0.01)/LN(1-[.J7]);1)" office:value-type="float" office:value="1026000">
            <text:p>1026000</text:p>
          </table:table-cell>
          <table:table-cell table:formula="of:=500*(1+[.K6])*CEILING(LN(0.01)/LN(1-[.K7]);1)" office:value-type="float" office:value="1140000">
            <text:p>1140000</text:p>
          </table:table-cell>
          <table:table-cell table:formula="of:=500*(1+[.L6])*CEILING(LN(0.01)/LN(1-[.L7]);1)" office:value-type="float" office:value="1254000">
            <text:p>1254000</text:p>
          </table:table-cell>
          <table:table-cell table:formula="of:=500*(1+[.M6])*CEILING(LN(0.01)/LN(1-[.M7]);1)" office:value-type="float" office:value="678000">
            <text:p>678000</text:p>
          </table:table-cell>
          <table:table-cell table:formula="of:=500*(1+[.N6])*CEILING(LN(0.01)/LN(1-[.N7]);1)" office:value-type="float" office:value="487500">
            <text:p>487500</text:p>
          </table:table-cell>
          <table:table-cell table:formula="of:=500*(1+[.O6])*CEILING(LN(0.01)/LN(1-[.O7]);1)" office:value-type="float" office:value="525000">
            <text:p>525000</text:p>
          </table:table-cell>
          <table:table-cell table:formula="of:=500*(1+[.P6])*CEILING(LN(0.01)/LN(1-[.P7]);1)" office:value-type="float" office:value="562500">
            <text:p>562500</text:p>
          </table:table-cell>
          <table:table-cell table:formula="of:=500*(1+[.Q6])*CEILING(LN(0.01)/LN(1-[.Q7]);1)" office:value-type="float" office:value="600000">
            <text:p>600000</text:p>
          </table:table-cell>
          <table:table-cell table:formula="of:=500*(1+[.R6])*CEILING(LN(0.01)/LN(1-[.R7]);1)" office:value-type="float" office:value="476000">
            <text:p>476000</text:p>
          </table:table-cell>
          <table:table-cell table:formula="of:=500*(1+[.S6])*CEILING(LN(0.01)/LN(1-[.S7]);1)" office:value-type="float" office:value="504000">
            <text:p>504000</text:p>
          </table:table-cell>
          <table:table-cell table:formula="of:=500*(1+[.T6])*CEILING(LN(0.01)/LN(1-[.T7]);1)" office:value-type="float" office:value="532000">
            <text:p>532000</text:p>
          </table:table-cell>
          <table:table-cell table:formula="of:=500*(1+[.U6])*CEILING(LN(0.01)/LN(1-[.U7]);1)" office:value-type="float" office:value="560000">
            <text:p>560000</text:p>
          </table:table-cell>
          <table:table-cell table:formula="of:=500*(1+[.V6])*CEILING(LN(0.01)/LN(1-[.V7]);1)" office:value-type="float" office:value="462000">
            <text:p>462000</text:p>
          </table:table-cell>
          <table:table-cell table:formula="of:=500*(1+[.W6])*CEILING(LN(0.01)/LN(1-[.W7]);1)" office:value-type="float" office:value="484000">
            <text:p>484000</text:p>
          </table:table-cell>
          <table:table-cell table:formula="of:=500*(1+[.X6])*CEILING(LN(0.01)/LN(1-[.X7]);1)" office:value-type="float" office:value="506000">
            <text:p>506000</text:p>
          </table:table-cell>
          <table:table-cell table:formula="of:=500*(1+[.Y6])*CEILING(LN(0.01)/LN(1-[.Y7]);1)" office:value-type="float" office:value="528000">
            <text:p>528000</text:p>
          </table:table-cell>
          <table:table-cell table:formula="of:=500*(1+[.Z6])*CEILING(LN(0.01)/LN(1-[.Z7]);1)" office:value-type="float" office:value="550000">
            <text:p>550000</text:p>
          </table:table-cell>
          <table:table-cell table:formula="of:=500*(1+[.AA6])*CEILING(LN(0.01)/LN(1-[.AA7]);1)" office:value-type="float" office:value="572000">
            <text:p>572000</text:p>
          </table:table-cell>
          <table:table-cell table:formula="of:=500*(1+[.AB6])*CEILING(LN(0.01)/LN(1-[.AB7]);1)" office:value-type="float" office:value="499500">
            <text:p>499500</text:p>
          </table:table-cell>
          <table:table-cell table:formula="of:=500*(1+[.AC6])*CEILING(LN(0.01)/LN(1-[.AC7]);1)" office:value-type="float" office:value="518000">
            <text:p>518000</text:p>
          </table:table-cell>
          <table:table-cell table:formula="of:=500*(1+[.AD6])*CEILING(LN(0.01)/LN(1-[.AD7]);1)" office:value-type="float" office:value="449500">
            <text:p>449500</text:p>
          </table:table-cell>
          <table:table-cell table:formula="of:=500*(1+[.AE6])*CEILING(LN(0.01)/LN(1-[.AE7]);1)" office:value-type="float" office:value="465000">
            <text:p>465000</text:p>
          </table:table-cell>
          <table:table-cell table:formula="of:=500*(1+[.AF6])*CEILING(LN(0.01)/LN(1-[.AF7]);1)" office:value-type="float" office:value="480500">
            <text:p>480500</text:p>
          </table:table-cell>
          <table:table-cell table:formula="of:=500*(1+[.AG6])*CEILING(LN(0.01)/LN(1-[.AG7]);1)" office:value-type="float" office:value="496000">
            <text:p>496000</text:p>
          </table:table-cell>
          <table:table-cell table:formula="of:=500*(1+[.AH6])*CEILING(LN(0.01)/LN(1-[.AH7]);1)" office:value-type="float" office:value="511500">
            <text:p>511500</text:p>
          </table:table-cell>
          <table:table-cell table:formula="of:=500*(1+[.AI6])*CEILING(LN(0.01)/LN(1-[.AI7]);1)" office:value-type="float" office:value="527000">
            <text:p>527000</text:p>
          </table:table-cell>
          <table:table-cell table:formula="of:=500*(1+[.AJ6])*CEILING(LN(0.01)/LN(1-[.AJ7]);1)" office:value-type="float" office:value="542500">
            <text:p>542500</text:p>
          </table:table-cell>
          <table:table-cell table:formula="of:=500*(1+[.AK6])*CEILING(LN(0.01)/LN(1-[.AK7]);1)" office:value-type="float" office:value="558000">
            <text:p>558000</text:p>
          </table:table-cell>
          <table:table-cell table:formula="of:=500*(1+[.AL6])*CEILING(LN(0.01)/LN(1-[.AL7]);1)" office:value-type="float" office:value="558000">
            <text:p>558000</text:p>
          </table:table-cell>
          <table:table-cell table:formula="of:=500*(1+[.AM6])*CEILING(LN(0.01)/LN(1-[.AM7]);1)" office:value-type="float" office:value="589000">
            <text:p>589000</text:p>
          </table:table-cell>
          <table:table-cell table:formula="of:=500*(1+[.AN6])*CEILING(LN(0.01)/LN(1-[.AN7]);1)" office:value-type="float" office:value="604500">
            <text:p>604500</text:p>
          </table:table-cell>
          <table:table-cell table:formula="of:=500*(1+[.AO6])*CEILING(LN(0.01)/LN(1-[.AO7]);1)" office:value-type="float" office:value="620000">
            <text:p>620000</text:p>
          </table:table-cell>
          <table:table-cell table:formula="of:=500*(1+[.AP6])*CEILING(LN(0.01)/LN(1-[.AP7]);1)" office:value-type="float" office:value="635500">
            <text:p>635500</text:p>
          </table:table-cell>
          <table:table-cell table:formula="of:=500*(1+[.AQ6])*CEILING(LN(0.01)/LN(1-[.AQ7]);1)" office:value-type="float" office:value="651000">
            <text:p>651000</text:p>
          </table:table-cell>
          <table:table-cell table:formula="of:=500*(1+[.AR6])*CEILING(LN(0.01)/LN(1-[.AR7]);1)" office:value-type="float" office:value="666500">
            <text:p>666500</text:p>
          </table:table-cell>
          <table:table-cell table:formula="of:=500*(1+[.AS6])*CEILING(LN(0.01)/LN(1-[.AS7]);1)" office:value-type="float" office:value="682000">
            <text:p>682000</text:p>
          </table:table-cell>
          <table:table-cell table:formula="of:=500*(1+[.AT6])*CEILING(LN(0.01)/LN(1-[.AT7]);1)" office:value-type="float" office:value="697500">
            <text:p>697500</text:p>
          </table:table-cell>
          <table:table-cell table:formula="of:=500*(1+[.AU6])*CEILING(LN(0.01)/LN(1-[.AU7]);1)" office:value-type="float" office:value="713000">
            <text:p>713000</text:p>
          </table:table-cell>
          <table:table-cell table:formula="of:=500*(1+[.AV6])*CEILING(LN(0.01)/LN(1-[.AV7]);1)" office:value-type="float" office:value="728500">
            <text:p>728500</text:p>
          </table:table-cell>
          <table:table-cell table:formula="of:=500*(1+[.AW6])*CEILING(LN(0.01)/LN(1-[.AW7]);1)" office:value-type="float" office:value="744000">
            <text:p>744000</text:p>
          </table:table-cell>
          <table:table-cell table:formula="of:=500*(1+[.AX6])*CEILING(LN(0.01)/LN(1-[.AX7]);1)" office:value-type="float" office:value="759500">
            <text:p>759500</text:p>
          </table:table-cell>
          <table:table-cell table:formula="of:=500*(1+[.AY6])*CEILING(LN(0.01)/LN(1-[.AY7]);1)" office:value-type="float" office:value="775000">
            <text:p>775000</text:p>
          </table:table-cell>
          <table:table-cell table:formula="of:=500*(1+[.AZ6])*CEILING(LN(0.01)/LN(1-[.AZ7]);1)" office:value-type="float" office:value="790500">
            <text:p>790500</text:p>
          </table:table-cell>
        </table:table-row>
        <table:table-row table:style-name="ro2">
          <table:table-cell office:value-type="string">
            <text:p>Geometric</text:p>
          </table:table-cell>
          <table:table-cell table:formula="of:=500*(1+[.B6])*CEILING(LN(0.01)/LN(1-[.B8]);1)" office:value-type="float" office:value="0">
            <text:p>#DIV/0!</text:p>
          </table:table-cell>
          <table:table-cell table:formula="of:=500*(1+[.C6])*CEILING(LN(0.01)/LN(1-[.C8]);1)" office:value-type="float" office:value="0">
            <text:p>#DIV/0!</text:p>
          </table:table-cell>
          <table:table-cell table:formula="of:=500*(1+[.D6])*CEILING(LN(0.01)/LN(1-[.D8]);1)" office:value-type="float" office:value="0">
            <text:p>#DIV/0!</text:p>
          </table:table-cell>
          <table:table-cell table:formula="of:=500*(1+[.E6])*CEILING(LN(0.01)/LN(1-[.E8]);1)" office:value-type="float" office:value="0">
            <text:p>#DIV/0!</text:p>
          </table:table-cell>
          <table:table-cell table:formula="of:=500*(1+[.F6])*CEILING(LN(0.01)/LN(1-[.F8]);1)" office:value-type="float" office:value="282500">
            <text:p>282500</text:p>
          </table:table-cell>
          <table:table-cell table:formula="of:=500*(1+[.G6])*CEILING(LN(0.01)/LN(1-[.G8]);1)" office:value-type="float" office:value="225000">
            <text:p>225000</text:p>
          </table:table-cell>
          <table:table-cell table:formula="of:=500*(1+[.H6])*CEILING(LN(0.01)/LN(1-[.H8]);1)" office:value-type="float" office:value="154000">
            <text:p>154000</text:p>
          </table:table-cell>
          <table:table-cell table:formula="of:=500*(1+[.I6])*CEILING(LN(0.01)/LN(1-[.I8]);1)" office:value-type="float" office:value="124000">
            <text:p>124000</text:p>
          </table:table-cell>
          <table:table-cell table:formula="of:=500*(1+[.J6])*CEILING(LN(0.01)/LN(1-[.J8]);1)" office:value-type="float" office:value="139500">
            <text:p>139500</text:p>
          </table:table-cell>
          <table:table-cell table:formula="of:=500*(1+[.K6])*CEILING(LN(0.01)/LN(1-[.K8]);1)" office:value-type="float" office:value="120000">
            <text:p>120000</text:p>
          </table:table-cell>
          <table:table-cell table:formula="of:=500*(1+[.L6])*CEILING(LN(0.01)/LN(1-[.L8]);1)" office:value-type="float" office:value="115500">
            <text:p>115500</text:p>
          </table:table-cell>
          <table:table-cell table:formula="of:=500*(1+[.M6])*CEILING(LN(0.01)/LN(1-[.M8]);1)" office:value-type="float" office:value="126000">
            <text:p>126000</text:p>
          </table:table-cell>
          <table:table-cell table:formula="of:=500*(1+[.N6])*CEILING(LN(0.01)/LN(1-[.N8]);1)" office:value-type="float" office:value="136500">
            <text:p>136500</text:p>
          </table:table-cell>
          <table:table-cell table:formula="of:=500*(1+[.O6])*CEILING(LN(0.01)/LN(1-[.O8]);1)" office:value-type="float" office:value="133000">
            <text:p>133000</text:p>
          </table:table-cell>
          <table:table-cell table:formula="of:=500*(1+[.P6])*CEILING(LN(0.01)/LN(1-[.P8]);1)" office:value-type="float" office:value="127500">
            <text:p>127500</text:p>
          </table:table-cell>
          <table:table-cell table:formula="of:=500*(1+[.Q6])*CEILING(LN(0.01)/LN(1-[.Q8]);1)" office:value-type="float" office:value="136000">
            <text:p>136000</text:p>
          </table:table-cell>
          <table:table-cell table:formula="of:=500*(1+[.R6])*CEILING(LN(0.01)/LN(1-[.R8]);1)" office:value-type="float" office:value="136000">
            <text:p>136000</text:p>
          </table:table-cell>
          <table:table-cell table:formula="of:=500*(1+[.S6])*CEILING(LN(0.01)/LN(1-[.S8]);1)" office:value-type="float" office:value="144000">
            <text:p>144000</text:p>
          </table:table-cell>
          <table:table-cell table:formula="of:=500*(1+[.T6])*CEILING(LN(0.01)/LN(1-[.T8]);1)" office:value-type="float" office:value="152000">
            <text:p>152000</text:p>
          </table:table-cell>
          <table:table-cell table:formula="of:=500*(1+[.U6])*CEILING(LN(0.01)/LN(1-[.U8]);1)" office:value-type="float" office:value="160000">
            <text:p>160000</text:p>
          </table:table-cell>
          <table:table-cell table:formula="of:=500*(1+[.V6])*CEILING(LN(0.01)/LN(1-[.V8]);1)" office:value-type="float" office:value="168000">
            <text:p>168000</text:p>
          </table:table-cell>
          <table:table-cell table:formula="of:=500*(1+[.W6])*CEILING(LN(0.01)/LN(1-[.W8]);1)" office:value-type="float" office:value="176000">
            <text:p>176000</text:p>
          </table:table-cell>
          <table:table-cell table:formula="of:=500*(1+[.X6])*CEILING(LN(0.01)/LN(1-[.X8]);1)" office:value-type="float" office:value="172500">
            <text:p>172500</text:p>
          </table:table-cell>
          <table:table-cell table:formula="of:=500*(1+[.Y6])*CEILING(LN(0.01)/LN(1-[.Y8]);1)" office:value-type="float" office:value="156000">
            <text:p>156000</text:p>
          </table:table-cell>
          <table:table-cell table:formula="of:=500*(1+[.Z6])*CEILING(LN(0.01)/LN(1-[.Z8]);1)" office:value-type="float" office:value="162500">
            <text:p>162500</text:p>
          </table:table-cell>
          <table:table-cell table:formula="of:=500*(1+[.AA6])*CEILING(LN(0.01)/LN(1-[.AA8]);1)" office:value-type="float" office:value="169000">
            <text:p>169000</text:p>
          </table:table-cell>
          <table:table-cell table:formula="of:=500*(1+[.AB6])*CEILING(LN(0.01)/LN(1-[.AB8]);1)" office:value-type="float" office:value="175500">
            <text:p>175500</text:p>
          </table:table-cell>
          <table:table-cell table:formula="of:=500*(1+[.AC6])*CEILING(LN(0.01)/LN(1-[.AC8]);1)" office:value-type="float" office:value="182000">
            <text:p>182000</text:p>
          </table:table-cell>
          <table:table-cell table:formula="of:=500*(1+[.AD6])*CEILING(LN(0.01)/LN(1-[.AD8]);1)" office:value-type="float" office:value="188500">
            <text:p>188500</text:p>
          </table:table-cell>
          <table:table-cell table:formula="of:=500*(1+[.AE6])*CEILING(LN(0.01)/LN(1-[.AE8]);1)" office:value-type="float" office:value="180000">
            <text:p>180000</text:p>
          </table:table-cell>
          <table:table-cell table:formula="of:=500*(1+[.AF6])*CEILING(LN(0.01)/LN(1-[.AF8]);1)" office:value-type="float" office:value="186000">
            <text:p>186000</text:p>
          </table:table-cell>
          <table:table-cell table:formula="of:=500*(1+[.AG6])*CEILING(LN(0.01)/LN(1-[.AG8]);1)" office:value-type="float" office:value="192000">
            <text:p>192000</text:p>
          </table:table-cell>
          <table:table-cell table:formula="of:=500*(1+[.AH6])*CEILING(LN(0.01)/LN(1-[.AH8]);1)" office:value-type="float" office:value="198000">
            <text:p>198000</text:p>
          </table:table-cell>
          <table:table-cell table:formula="of:=500*(1+[.AI6])*CEILING(LN(0.01)/LN(1-[.AI8]);1)" office:value-type="float" office:value="187000">
            <text:p>187000</text:p>
          </table:table-cell>
          <table:table-cell table:formula="of:=500*(1+[.AJ6])*CEILING(LN(0.01)/LN(1-[.AJ8]);1)" office:value-type="float" office:value="192500">
            <text:p>192500</text:p>
          </table:table-cell>
          <table:table-cell table:formula="of:=500*(1+[.AK6])*CEILING(LN(0.01)/LN(1-[.AK8]);1)" office:value-type="float" office:value="198000">
            <text:p>198000</text:p>
          </table:table-cell>
          <table:table-cell table:formula="of:=500*(1+[.AL6])*CEILING(LN(0.01)/LN(1-[.AL8]);1)" office:value-type="float" office:value="198000">
            <text:p>198000</text:p>
          </table:table-cell>
          <table:table-cell table:formula="of:=500*(1+[.AM6])*CEILING(LN(0.01)/LN(1-[.AM8]);1)" office:value-type="float" office:value="209000">
            <text:p>209000</text:p>
          </table:table-cell>
          <table:table-cell table:formula="of:=500*(1+[.AN6])*CEILING(LN(0.01)/LN(1-[.AN8]);1)" office:value-type="float" office:value="214500">
            <text:p>214500</text:p>
          </table:table-cell>
          <table:table-cell table:formula="of:=500*(1+[.AO6])*CEILING(LN(0.01)/LN(1-[.AO8]);1)" office:value-type="float" office:value="220000">
            <text:p>220000</text:p>
          </table:table-cell>
          <table:table-cell table:formula="of:=500*(1+[.AP6])*CEILING(LN(0.01)/LN(1-[.AP8]);1)" office:value-type="float" office:value="225500">
            <text:p>225500</text:p>
          </table:table-cell>
          <table:table-cell table:formula="of:=500*(1+[.AQ6])*CEILING(LN(0.01)/LN(1-[.AQ8]);1)" office:value-type="float" office:value="231000">
            <text:p>231000</text:p>
          </table:table-cell>
          <table:table-cell table:formula="of:=500*(1+[.AR6])*CEILING(LN(0.01)/LN(1-[.AR8]);1)" office:value-type="float" office:value="236500">
            <text:p>236500</text:p>
          </table:table-cell>
          <table:table-cell table:formula="of:=500*(1+[.AS6])*CEILING(LN(0.01)/LN(1-[.AS8]);1)" office:value-type="float" office:value="242000">
            <text:p>242000</text:p>
          </table:table-cell>
          <table:table-cell table:formula="of:=500*(1+[.AT6])*CEILING(LN(0.01)/LN(1-[.AT8]);1)" office:value-type="float" office:value="247500">
            <text:p>247500</text:p>
          </table:table-cell>
          <table:table-cell table:formula="of:=500*(1+[.AU6])*CEILING(LN(0.01)/LN(1-[.AU8]);1)" office:value-type="float" office:value="253000">
            <text:p>253000</text:p>
          </table:table-cell>
          <table:table-cell table:formula="of:=500*(1+[.AV6])*CEILING(LN(0.01)/LN(1-[.AV8]);1)" office:value-type="float" office:value="258500">
            <text:p>258500</text:p>
          </table:table-cell>
          <table:table-cell table:formula="of:=500*(1+[.AW6])*CEILING(LN(0.01)/LN(1-[.AW8]);1)" office:value-type="float" office:value="240000">
            <text:p>240000</text:p>
          </table:table-cell>
          <table:table-cell table:formula="of:=500*(1+[.AX6])*CEILING(LN(0.01)/LN(1-[.AX8]);1)" office:value-type="float" office:value="245000">
            <text:p>245000</text:p>
          </table:table-cell>
          <table:table-cell table:formula="of:=500*(1+[.AY6])*CEILING(LN(0.01)/LN(1-[.AY8]);1)" office:value-type="float" office:value="250000">
            <text:p>250000</text:p>
          </table:table-cell>
          <table:table-cell table:formula="of:=500*(1+[.AZ6])*CEILING(LN(0.01)/LN(1-[.AZ8]);1)" office:value-type="float" office:value="255000">
            <text:p>25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08:36:12.81</meta:creation-date>
    <dc:date>2013-08-01T09:31:10.25</dc:date>
    <meta:editing-duration>PT22M44S</meta:editing-duration>
    <meta:editing-cycles>1</meta:editing-cycles>
    <meta:document-statistic meta:table-count="1" meta:cell-count="465" meta:object-count="2"/>
    <meta:generator>LibreOffice/3.6$Windows_x86 LibreOffice_project/2ef5aff-a6fb0ff-166bdff-cf087ad-0f13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85cm" svg:height="18.567cm" xlink:href=".." xlink:type="simple" chart:class="chart:line" chart:style-name="ch1">
        <chart:title svg:x="14.713cm" svg:y="0.507cm" chart:style-name="ch2">
          <text:p>P(M,i)</text:p>
        </chart:title>
        <chart:legend chart:legend-position="bottom" svg:x="11.863cm" svg:y="17.758cm" style:legend-expansion="wide" chart:style-name="ch3"/>
        <chart:plot-area chart:style-name="ch4" table:cell-range-address="List1.A6:List1.AZ8" chart:data-source-has-labels="both" svg:x="1.653cm" svg:y="2.399cm" svg:width="27.902cm" svg:height="13.98cm">
          <chartooo:coordinate-region svg:x="2.565cm" svg:y="2.611cm" svg:width="26.804cm" svg:height="13.095cm"/>
          <chart:axis chart:dimension="x" chart:name="primary-x" chart:style-name="ch5" chartooo:axis-type="auto">
            <chartooo:date-scale/>
            <chart:title svg:x="14.74cm" svg:y="16.751cm" chart:style-name="ch6">
              <text:p>Generation</text:p>
            </chart:title>
            <chart:categories table:cell-range-address="List1.B6:List1.AZ6"/>
            <chart:grid chart:style-name="ch7" chart:class="major"/>
          </chart:axis>
          <chart:axis chart:dimension="y" chart:name="primary-y" chart:style-name="ch5">
            <chart:title svg:x="0.451cm" svg:y="11.034cm" chart:style-name="ch8">
              <text:p>Probability of success</text:p>
            </chart:title>
            <chart:grid chart:style-name="ch7" chart:class="major"/>
          </chart:axis>
          <chart:series chart:style-name="ch9" chart:values-cell-range-address="List1.B7:List1.AZ7" chart:label-cell-address="List1.A7:List1.A7" chart:class="chart:line">
            <chart:data-point chart:repeated="51"/>
          </chart:series>
          <chart:series chart:style-name="ch10" chart:values-cell-range-address="List1.B8:List1.AZ8" chart:label-cell-address="List1.A8:List1.A8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6:List1.AZ6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7:List1.A7</svg:desc>
                </draw:g>
              </table:table-cell>
              <table:table-cell office:value-type="float" office:value="0">
                <text:p>0</text:p>
                <draw:g>
                  <svg:desc>List1.B7:List1.AZ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Geometric</text:p>
                <draw:g>
                  <svg:desc>List1.A8:List1.A8</svg:desc>
                </draw:g>
              </table:table-cell>
              <table:table-cell office:value-type="float" office:value="0">
                <text:p>0</text:p>
                <draw:g>
                  <svg:desc>List1.B8:List1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">
                <text:p>0.04</text:p>
              </table:table-cell>
              <table:table-cell office:value-type="float" office:value="0.06">
                <text:p>0.06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999999"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244cm" svg:height="21.067cm" xlink:href=".." xlink:type="simple" chart:class="chart:line" chart:style-name="ch1">
        <chart:title svg:x="14.351cm" svg:y="0.557cm" chart:style-name="ch2">
          <text:p>I(M,i,z)</text:p>
        </chart:title>
        <chart:legend chart:legend-position="bottom" svg:x="11.593cm" svg:y="20.258cm" style:legend-expansion="wide" chart:style-name="ch3"/>
        <chart:plot-area chart:style-name="ch4" table:cell-range-address="List1.A10:List1.AZ12" chart:data-source-has-labels="both" svg:x="1.642cm" svg:y="2.599cm" svg:width="27.394cm" svg:height="16.23cm">
          <chartooo:coordinate-region svg:x="3.189cm" svg:y="2.811cm" svg:width="25.661cm" svg:height="15.345cm"/>
          <chart:axis chart:dimension="x" chart:name="primary-x" chart:style-name="ch5" chartooo:axis-type="auto">
            <chartooo:date-scale/>
            <chart:title svg:x="14.475cm" svg:y="19.251cm" chart:style-name="ch6">
              <text:p>Generation</text:p>
            </chart:title>
            <chart:categories table:cell-range-address="List1.B10:List1.AZ10"/>
            <chart:grid chart:style-name="ch7" chart:class="major"/>
          </chart:axis>
          <chart:axis chart:dimension="y" chart:name="primary-y" chart:style-name="ch5">
            <chart:title svg:x="0.451cm" svg:y="12.769cm" chart:style-name="ch8">
              <text:p>Individuals to be processed</text:p>
            </chart:title>
            <chart:grid chart:style-name="ch7" chart:class="major"/>
          </chart:axis>
          <chart:series chart:style-name="ch9" chart:values-cell-range-address="List1.B11:List1.AZ11" chart:label-cell-address="List1.A11:List1.A11" chart:class="chart:line">
            <chart:data-point chart:repeated="51"/>
          </chart:series>
          <chart:series chart:style-name="ch10" chart:values-cell-range-address="List1.B12:List1.AZ12" chart:label-cell-address="List1.A12:List1.A12" chart:class="chart:line"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List1.B10:List1.AZ10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5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  <table:table-cell office:value-type="float" office:value="39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3">
                <text:p>40</text:p>
              </table:table-cell>
              <table:table-cell office:value-type="float" office:value="44">
                <text:p>40</text:p>
              </table:table-cell>
              <table:table-cell office:value-type="float" office:value="45">
                <text:p>50</text:p>
              </table:table-cell>
              <table:table-cell office:value-type="float" office:value="46">
                <text:p>50</text:p>
              </table:table-cell>
              <table:table-cell office:value-type="float" office:value="47">
                <text:p>50</text:p>
              </table:table-cell>
              <table:table-cell office:value-type="float" office:value="48">
                <text:p>50</text:p>
              </table:table-cell>
              <table:table-cell office:value-type="float" office:value="49">
                <text:p>50</text:p>
              </table:table-cell>
              <table:table-cell office:value-type="float" office:value="50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Ramped half-and-half</text:p>
                <draw:g>
                  <svg:desc>List1.A11:List1.A11</svg:desc>
                </draw:g>
              </table:table-cell>
              <table:table-cell office:value-type="float" office:value="NaN">
                <text:p>NaN</text:p>
                <draw:g>
                  <svg:desc>List1.B11:List1.AZ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000">
                <text:p>684000</text:p>
              </table:table-cell>
              <table:table-cell office:value-type="float" office:value="798000">
                <text:p>798000</text:p>
              </table:table-cell>
              <table:table-cell office:value-type="float" office:value="912000">
                <text:p>912000</text:p>
              </table:table-cell>
              <table:table-cell office:value-type="float" office:value="1026000">
                <text:p>1026000</text:p>
              </table:table-cell>
              <table:table-cell office:value-type="float" office:value="1140000">
                <text:p>1140000</text:p>
              </table:table-cell>
              <table:table-cell office:value-type="float" office:value="1254000">
                <text:p>1254000</text:p>
              </table:table-cell>
              <table:table-cell office:value-type="float" office:value="678000">
                <text:p>678000</text:p>
              </table:table-cell>
              <table:table-cell office:value-type="float" office:value="487500">
                <text:p>487500</text:p>
              </table:table-cell>
              <table:table-cell office:value-type="float" office:value="525000">
                <text:p>525000</text:p>
              </table:table-cell>
              <table:table-cell office:value-type="float" office:value="562500">
                <text:p>562500</text:p>
              </table:table-cell>
              <table:table-cell office:value-type="float" office:value="600000">
                <text:p>600000</text:p>
              </table:table-cell>
              <table:table-cell office:value-type="float" office:value="476000">
                <text:p>476000</text:p>
              </table:table-cell>
              <table:table-cell office:value-type="float" office:value="504000">
                <text:p>504000</text:p>
              </table:table-cell>
              <table:table-cell office:value-type="float" office:value="532000">
                <text:p>532000</text:p>
              </table:table-cell>
              <table:table-cell office:value-type="float" office:value="560000">
                <text:p>560000</text:p>
              </table:table-cell>
              <table:table-cell office:value-type="float" office:value="462000">
                <text:p>462000</text:p>
              </table:table-cell>
              <table:table-cell office:value-type="float" office:value="484000">
                <text:p>484000</text:p>
              </table:table-cell>
              <table:table-cell office:value-type="float" office:value="506000">
                <text:p>506000</text:p>
              </table:table-cell>
              <table:table-cell office:value-type="float" office:value="528000">
                <text:p>528000</text:p>
              </table:table-cell>
              <table:table-cell office:value-type="float" office:value="550000">
                <text:p>550000</text:p>
              </table:table-cell>
              <table:table-cell office:value-type="float" office:value="572000">
                <text:p>572000</text:p>
              </table:table-cell>
              <table:table-cell office:value-type="float" office:value="499500">
                <text:p>499500</text:p>
              </table:table-cell>
              <table:table-cell office:value-type="float" office:value="518000">
                <text:p>518000</text:p>
              </table:table-cell>
              <table:table-cell office:value-type="float" office:value="449500">
                <text:p>449500</text:p>
              </table:table-cell>
              <table:table-cell office:value-type="float" office:value="465000">
                <text:p>465000</text:p>
              </table:table-cell>
              <table:table-cell office:value-type="float" office:value="480500">
                <text:p>480500</text:p>
              </table:table-cell>
              <table:table-cell office:value-type="float" office:value="496000">
                <text:p>496000</text:p>
              </table:table-cell>
              <table:table-cell office:value-type="float" office:value="511500">
                <text:p>511500</text:p>
              </table:table-cell>
              <table:table-cell office:value-type="float" office:value="527000">
                <text:p>527000</text:p>
              </table:table-cell>
              <table:table-cell office:value-type="float" office:value="542500">
                <text:p>542500</text:p>
              </table:table-cell>
              <table:table-cell office:value-type="float" office:value="558000">
                <text:p>558000</text:p>
              </table:table-cell>
              <table:table-cell office:value-type="float" office:value="558000">
                <text:p>558000</text:p>
              </table:table-cell>
              <table:table-cell office:value-type="float" office:value="589000">
                <text:p>589000</text:p>
              </table:table-cell>
              <table:table-cell office:value-type="float" office:value="604500">
                <text:p>604500</text:p>
              </table:table-cell>
              <table:table-cell office:value-type="float" office:value="620000">
                <text:p>620000</text:p>
              </table:table-cell>
              <table:table-cell office:value-type="float" office:value="635500">
                <text:p>635500</text:p>
              </table:table-cell>
              <table:table-cell office:value-type="float" office:value="651000">
                <text:p>651000</text:p>
              </table:table-cell>
              <table:table-cell office:value-type="float" office:value="666500">
                <text:p>666500</text:p>
              </table:table-cell>
              <table:table-cell office:value-type="float" office:value="682000">
                <text:p>682000</text:p>
              </table:table-cell>
              <table:table-cell office:value-type="float" office:value="697500">
                <text:p>697500</text:p>
              </table:table-cell>
              <table:table-cell office:value-type="float" office:value="713000">
                <text:p>713000</text:p>
              </table:table-cell>
              <table:table-cell office:value-type="float" office:value="728500">
                <text:p>728500</text:p>
              </table:table-cell>
              <table:table-cell office:value-type="float" office:value="744000">
                <text:p>744000</text:p>
              </table:table-cell>
              <table:table-cell office:value-type="float" office:value="759500">
                <text:p>759500</text:p>
              </table:table-cell>
              <table:table-cell office:value-type="float" office:value="775000">
                <text:p>775000</text:p>
              </table:table-cell>
              <table:table-cell office:value-type="float" office:value="790500">
                <text:p>790500</text:p>
              </table:table-cell>
            </table:table-row>
            <table:table-row>
              <table:table-cell office:value-type="string">
                <text:p>Geometric</text:p>
                <draw:g>
                  <svg:desc>List1.A12:List1.A12</svg:desc>
                </draw:g>
              </table:table-cell>
              <table:table-cell office:value-type="float" office:value="NaN">
                <text:p>NaN</text:p>
                <draw:g>
                  <svg:desc>List1.B12:List1.AZ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500">
                <text:p>282500</text:p>
              </table:table-cell>
              <table:table-cell office:value-type="float" office:value="225000">
                <text:p>225000</text:p>
              </table:table-cell>
              <table:table-cell office:value-type="float" office:value="154000">
                <text:p>154000</text:p>
              </table:table-cell>
              <table:table-cell office:value-type="float" office:value="124000">
                <text:p>124000</text:p>
              </table:table-cell>
              <table:table-cell office:value-type="float" office:value="139500">
                <text:p>139500</text:p>
              </table:table-cell>
              <table:table-cell office:value-type="float" office:value="120000">
                <text:p>120000</text:p>
              </table:table-cell>
              <table:table-cell office:value-type="float" office:value="115500">
                <text:p>115500</text:p>
              </table:table-cell>
              <table:table-cell office:value-type="float" office:value="126000">
                <text:p>126000</text:p>
              </table:table-cell>
              <table:table-cell office:value-type="float" office:value="136500">
                <text:p>136500</text:p>
              </table:table-cell>
              <table:table-cell office:value-type="float" office:value="133000">
                <text:p>133000</text:p>
              </table:table-cell>
              <table:table-cell office:value-type="float" office:value="127500">
                <text:p>127500</text:p>
              </table:table-cell>
              <table:table-cell office:value-type="float" office:value="136000">
                <text:p>136000</text:p>
              </table:table-cell>
              <table:table-cell office:value-type="float" office:value="136000">
                <text:p>136000</text:p>
              </table:table-cell>
              <table:table-cell office:value-type="float" office:value="144000">
                <text:p>144000</text:p>
              </table:table-cell>
              <table:table-cell office:value-type="float" office:value="152000">
                <text:p>152000</text:p>
              </table:table-cell>
              <table:table-cell office:value-type="float" office:value="160000">
                <text:p>160000</text:p>
              </table:table-cell>
              <table:table-cell office:value-type="float" office:value="168000">
                <text:p>168000</text:p>
              </table:table-cell>
              <table:table-cell office:value-type="float" office:value="176000">
                <text:p>176000</text:p>
              </table:table-cell>
              <table:table-cell office:value-type="float" office:value="172500">
                <text:p>172500</text:p>
              </table:table-cell>
              <table:table-cell office:value-type="float" office:value="156000">
                <text:p>156000</text:p>
              </table:table-cell>
              <table:table-cell office:value-type="float" office:value="162500">
                <text:p>162500</text:p>
              </table:table-cell>
              <table:table-cell office:value-type="float" office:value="169000">
                <text:p>169000</text:p>
              </table:table-cell>
              <table:table-cell office:value-type="float" office:value="175500">
                <text:p>175500</text:p>
              </table:table-cell>
              <table:table-cell office:value-type="float" office:value="182000">
                <text:p>182000</text:p>
              </table:table-cell>
              <table:table-cell office:value-type="float" office:value="188500">
                <text:p>188500</text:p>
              </table:table-cell>
              <table:table-cell office:value-type="float" office:value="180000">
                <text:p>180000</text:p>
              </table:table-cell>
              <table:table-cell office:value-type="float" office:value="186000">
                <text:p>186000</text:p>
              </table:table-cell>
              <table:table-cell office:value-type="float" office:value="192000">
                <text:p>192000</text:p>
              </table:table-cell>
              <table:table-cell office:value-type="float" office:value="198000">
                <text:p>198000</text:p>
              </table:table-cell>
              <table:table-cell office:value-type="float" office:value="187000">
                <text:p>187000</text:p>
              </table:table-cell>
              <table:table-cell office:value-type="float" office:value="192500">
                <text:p>192500</text:p>
              </table:table-cell>
              <table:table-cell office:value-type="float" office:value="198000">
                <text:p>198000</text:p>
              </table:table-cell>
              <table:table-cell office:value-type="float" office:value="198000">
                <text:p>198000</text:p>
              </table:table-cell>
              <table:table-cell office:value-type="float" office:value="209000">
                <text:p>209000</text:p>
              </table:table-cell>
              <table:table-cell office:value-type="float" office:value="214500">
                <text:p>214500</text:p>
              </table:table-cell>
              <table:table-cell office:value-type="float" office:value="220000">
                <text:p>220000</text:p>
              </table:table-cell>
              <table:table-cell office:value-type="float" office:value="225500">
                <text:p>225500</text:p>
              </table:table-cell>
              <table:table-cell office:value-type="float" office:value="231000">
                <text:p>231000</text:p>
              </table:table-cell>
              <table:table-cell office:value-type="float" office:value="236500">
                <text:p>236500</text:p>
              </table:table-cell>
              <table:table-cell office:value-type="float" office:value="242000">
                <text:p>242000</text:p>
              </table:table-cell>
              <table:table-cell office:value-type="float" office:value="247500">
                <text:p>247500</text:p>
              </table:table-cell>
              <table:table-cell office:value-type="float" office:value="253000">
                <text:p>253000</text:p>
              </table:table-cell>
              <table:table-cell office:value-type="float" office:value="258500">
                <text:p>2585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2ef5aff-a6fb0ff-166bdff-cf087ad-0f13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